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新細明體" svg:font-family="新細明體, serif"/>
    <style:font-face style:name="標楷體2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6PT_20_--_20_對齊邊線">
      <style:paragraph-properties fo:text-align="center" style:justify-single-word="false"/>
    </style:style>
    <style:style style:name="P2" style:family="paragraph" style:parent-style-name="_31_6PT_20_--_20_對齊邊線">
      <style:paragraph-properties fo:text-align="center" style:justify-single-word="false"/>
      <style:text-properties officeooo:rsid="001431fa" style:language-asian="zh" style:country-asian="TW"/>
    </style:style>
    <style:style style:name="P3" style:family="paragraph" style:parent-style-name="Standard" style:list-style-name="_31_4pt完整十層_3010_壹_3001_一_3001__28_一_29_1._28_1_29_A.a.甲_3001__28_甲_29__2460__3011_">
      <style:text-properties officeooo:paragraph-rsid="0014b2fc" style:language-asian="zh" style:country-asian="TW"/>
    </style:style>
    <style:style style:name="P4" style:family="paragraph" style:parent-style-name="_31_4PT_20_--_20_對齊邊線" style:list-style-name="_31_4pt完整十層_3010_壹_3001_一_3001__28_一_29_1._28_1_29_A.a.甲_3001__28_甲_29__2460__3011_"/>
    <style:style style:name="P5" style:family="paragraph" style:parent-style-name="_31_4PT_20_--_20_對齊邊線" style:list-style-name="_31_4pt完整十層_3010_壹_3001_一_3001__28_一_29_1._28_1_29_A.a.甲_3001__28_甲_29__2460__3011_">
      <style:text-properties officeooo:paragraph-rsid="0016a084"/>
    </style:style>
    <style:style style:name="P6" style:family="paragraph" style:parent-style-name="_31_4PT_20_--_20_對齊邊線" style:list-style-name="_31_4pt完整十層_3010_壹_3001_一_3001__28_一_29_1._28_1_29_A.a.甲_3001__28_甲_29__2460__3011_">
      <style:text-properties officeooo:paragraph-rsid="0026275f"/>
    </style:style>
    <style:style style:name="P7" style:family="paragraph" style:parent-style-name="_31_4PT_20_--_20_對齊邊線" style:list-style-name="_31_4pt完整十層_3010_壹_3001_一_3001__28_一_29_1._28_1_29_A.a.甲_3001__28_甲_29__2460__3011_">
      <style:text-properties style:language-asian="zh" style:country-asian="TW"/>
    </style:style>
    <style:style style:name="P8" style:family="paragraph" style:parent-style-name="_31_4PT_20_--_20_對齊邊線" style:list-style-name="_31_4pt完整十層_3010_壹_3001_一_3001__28_一_29_1._28_1_29_A.a.甲_3001__28_甲_29__2460__3011_">
      <style:text-properties officeooo:paragraph-rsid="0014b2fc" style:language-asian="zh" style:country-asian="TW"/>
    </style:style>
    <style:style style:name="P9" style:family="paragraph" style:parent-style-name="_31_4PT_20_--_20_對齊邊線" style:list-style-name="_31_4pt完整十層_3010_壹_3001_一_3001__28_一_29_1._28_1_29_A.a.甲_3001__28_甲_29__2460__3011_">
      <style:text-properties officeooo:paragraph-rsid="0014bf5e" style:language-asian="zh" style:country-asian="TW"/>
    </style:style>
    <style:style style:name="P10" style:family="paragraph" style:parent-style-name="_31_4PT_20_--_20_對齊邊線" style:list-style-name="_31_4pt完整十層_3010_壹_3001_一_3001__28_一_29_1._28_1_29_A.a.甲_3001__28_甲_29__2460__3011_">
      <style:text-properties officeooo:paragraph-rsid="0016a084" style:language-asian="zh" style:country-asian="TW"/>
    </style:style>
    <style:style style:name="P11" style:family="paragraph" style:parent-style-name="_31_4PT_20_--_20_對齊邊線" style:list-style-name="_31_4pt完整十層_3010_壹_3001_一_3001__28_一_29_1._28_1_29_A.a.甲_3001__28_甲_29__2460__3011_">
      <style:text-properties officeooo:paragraph-rsid="001431fa" style:language-asian="zh" style:country-asian="TW"/>
    </style:style>
    <style:style style:name="P12" style:family="paragraph" style:parent-style-name="_31_4PT_20_--_20_對齊邊線" style:list-style-name="_31_4pt完整十層_3010_壹_3001_一_3001__28_一_29_1._28_1_29_A.a.甲_3001__28_甲_29__2460__3011_">
      <style:text-properties officeooo:paragraph-rsid="0022c2a7" style:language-asian="zh" style:country-asian="TW"/>
    </style:style>
    <style:style style:name="P13" style:family="paragraph" style:parent-style-name="_31_4PT_20_--_20_對齊邊線" style:list-style-name="_31_4pt完整十層_3010_壹_3001_一_3001__28_一_29_1._28_1_29_A.a.甲_3001__28_甲_29__2460__3011_">
      <style:text-properties officeooo:paragraph-rsid="002435f2" style:language-asian="zh" style:country-asian="TW"/>
    </style:style>
    <style:style style:name="P14" style:family="paragraph" style:parent-style-name="_31_4PT_20_--_20_對齊邊線" style:list-style-name="_31_4pt完整十層_3010_壹_3001_一_3001__28_一_29_1._28_1_29_A.a.甲_3001__28_甲_29__2460__3011_">
      <style:text-properties style:font-name="Times New Roman2" fo:font-size="14pt" fo:letter-spacing="0.049cm" fo:font-style="normal" fo:font-weight="normal" officeooo:paragraph-rsid="0014b2fc" style:font-name-asian="標楷體" style:font-size-asian="14pt" style:language-asian="zh" style:country-asian="TW" style:font-style-asian="normal" style:font-weight-asian="normal" style:font-size-complex="14pt"/>
    </style:style>
    <style:style style:name="P15" style:family="paragraph" style:parent-style-name="_31_4PT_20_--_20_對齊邊線" style:list-style-name="_31_4pt完整十層_3010_壹_3001_一_3001__28_一_29_1._28_1_29_A.a.甲_3001__28_甲_29__2460__3011_">
      <loext:graphic-properties draw:fill="none" draw:fill-image-width="0cm" draw:fill-image-height="0cm"/>
      <style:paragraph-properties fo:margin-top="0cm" fo:margin-bottom="0cm" loext:contextual-spacing="false" fo:line-height="0.882cm" fo:text-align="justify" style:justify-single-word="false" fo:background-color="transparent" style:shadow="none" style:text-autospace="none" style:punctuation-wrap="simple" style:line-break="normal">
        <style:tab-stops/>
      </style:paragraph-properties>
      <style:text-properties officeooo:paragraph-rsid="0016a084" style:language-asian="zh" style:country-asian="TW"/>
    </style:style>
    <style:style style:name="P16" style:family="paragraph" style:parent-style-name="_31_4PT_20_--_20_對齊邊線" style:list-style-name="_31_4pt完整十層_3010_壹_3001_一_3001__28_一_29_1._28_1_29_A.a.甲_3001__28_甲_29__2460__3011_">
      <loext:graphic-properties draw:fill="none" draw:fill-image-width="0cm" draw:fill-image-height="0cm"/>
      <style:paragraph-properties fo:margin-top="0cm" fo:margin-bottom="0cm" loext:contextual-spacing="false" fo:line-height="0.882cm" fo:text-align="justify" style:justify-single-word="false" fo:background-color="transparent" style:shadow="none" style:text-autospace="none" style:punctuation-wrap="simple" style:line-break="normal">
        <style:tab-stops/>
      </style:paragraph-properties>
      <style:text-properties fo:color="#000000" style:font-name="Times New Roman2" fo:font-size="14pt" fo:font-style="normal" fo:font-weight="normal" officeooo:paragraph-rsid="0016a084" style:font-name-asian="標楷體1" style:font-size-asian="14pt" style:language-asian="zh" style:country-asian="TW" style:font-style-asian="normal" style:font-weight-asian="normal" style:font-size-complex="14pt"/>
    </style:style>
    <style:style style:name="T1" style:family="text">
      <style:text-properties officeooo:rsid="00114e8a"/>
    </style:style>
    <style:style style:name="T2" style:family="text">
      <style:text-properties style:language-asian="zh" style:country-asian="TW"/>
    </style:style>
    <style:style style:name="T3" style:family="text">
      <style:text-properties officeooo:rsid="00114e8a" style:language-asian="zh" style:country-asian="TW"/>
    </style:style>
    <style:style style:name="T4" style:family="text">
      <style:text-properties officeooo:rsid="001f0e61" style:language-asian="zh" style:country-asian="TW"/>
    </style:style>
    <style:style style:name="T5" style:family="text">
      <style:text-properties officeooo:rsid="001fe0b8" style:language-asian="zh" style:country-asian="TW"/>
    </style:style>
    <style:style style:name="T6" style:family="text">
      <style:text-properties officeooo:rsid="0021c82d" style:language-asian="zh" style:country-asian="TW"/>
    </style:style>
    <style:style style:name="T7" style:family="text">
      <style:text-properties style:font-name="Times New Roman2" fo:font-size="14pt" fo:font-style="normal" fo:font-weight="normal" style:font-name-asian="標楷體" style:font-size-asian="14pt" style:font-style-asian="normal" style:font-weight-asian="normal" style:font-size-complex="14pt"/>
    </style:style>
    <style:style style:name="T8" style:family="text">
      <style:text-properties style:font-name="Times New Roman2" fo:font-size="14pt" fo:font-style="normal" fo:font-weight="normal" officeooo:rsid="0022c2a7" style:font-name-asian="標楷體" style:font-size-asian="14pt" style:font-style-asian="normal" style:font-weight-asian="normal" style:font-size-complex="14pt"/>
    </style:style>
    <style:style style:name="T9" style:family="text">
      <style:text-properties style:font-name="Times New Roman2" fo:font-size="14pt" fo:letter-spacing="0.049cm" fo:font-style="normal" fo:font-weight="normal" style:font-name-asian="標楷體" style:font-size-asian="14pt" style:font-style-asian="normal" style:font-weight-asian="normal" style:font-size-complex="14pt"/>
    </style:style>
    <style:style style:name="T10" style:family="text">
      <style:text-properties style:font-name="Times New Roman2" fo:font-size="14pt" fo:letter-spacing="0.049cm" fo:font-style="normal" fo:font-weight="normal" officeooo:rsid="002435f2" style:font-name-asian="標楷體" style:font-size-asian="14pt" style:font-style-asian="normal" style:font-weight-asian="normal" style:font-size-complex="14pt"/>
    </style:style>
    <style:style style:name="T11" style:family="text">
      <style:text-properties style:font-name="Times New Roman2" fo:font-size="14pt" fo:letter-spacing="0.049cm" fo:font-style="normal" fo:font-weight="normal" style:font-name-asian="標楷體" style:font-size-asian="14pt" style:language-asian="zh" style:country-asian="TW" style:font-style-asian="normal" style:font-weight-asian="normal" style:font-size-complex="14pt"/>
    </style:style>
    <style:style style:name="T12" style:family="text">
      <style:text-properties style:font-name="Times New Roman2" fo:font-size="14pt" fo:letter-spacing="0.049cm" fo:language="en" fo:country="US" fo:font-style="normal" fo:font-weight="normal" style:font-name-asian="標楷體" style:font-size-asian="14pt" style:font-style-asian="normal" style:font-weight-asian="normal" style:font-size-complex="14pt"/>
    </style:style>
    <style:style style:name="T13" style:family="text">
      <style:text-properties style:font-name="Times New Roman2" fo:font-size="14pt" fo:letter-spacing="0.049cm" fo:language="en" fo:country="US" fo:font-style="normal" fo:font-weight="normal" style:font-name-asian="標楷體" style:font-size-asian="14pt" style:language-asian="zh" style:country-asian="TW" style:font-style-asian="normal" style:font-weight-asian="normal" style:font-size-complex="14pt"/>
    </style:style>
    <style:style style:name="T14" style:family="text">
      <style:text-properties style:font-name="標楷體1" fo:font-size="14pt" fo:font-style="normal" fo:font-weight="normal" style:font-name-asian="標楷體1" style:font-size-asian="14pt" style:font-style-asian="normal" style:font-weight-asian="normal" style:font-size-complex="14pt"/>
    </style:style>
    <style:style style:name="T15" style:family="text">
      <style:text-properties style:font-name="標楷體1" fo:font-size="14pt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16" style:family="text">
      <style:text-properties style:font-name="標楷體1" fo:font-size="14pt" fo:language="en" fo:country="US" fo:font-style="normal" fo:font-weight="normal" style:font-name-asian="標楷體1" style:font-size-asian="14pt" style:font-style-asian="normal" style:font-weight-asian="normal" style:font-size-complex="14pt"/>
    </style:style>
    <style:style style:name="T17" style:family="text">
      <style:text-properties style:font-name="標楷體1" fo:font-size="14pt" fo:language="en" fo:country="US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18" style:family="text">
      <style:text-properties fo:color="#000000" style:font-name="Times New Roman2" fo:font-size="14pt" fo:language="en" fo:country="US" fo:font-style="normal" fo:font-weight="normal" style:font-name-asian="標楷體1" style:font-size-asian="14pt" style:font-style-asian="normal" style:font-weight-asian="normal" style:font-size-complex="14pt"/>
    </style:style>
    <style:style style:name="T19" style:family="text">
      <style:text-properties fo:color="#000000" style:font-name="Times New Roman2" fo:font-size="14pt" fo:font-style="normal" fo:font-weight="normal" style:font-name-asian="標楷體1" style:font-size-asian="14pt" style:font-style-asian="normal" style:font-weight-asian="normal" style:font-size-complex="14pt"/>
    </style:style>
    <style:style style:name="T20" style:family="text">
      <style:text-properties fo:color="#000000" style:font-name="標楷體1" style:font-name-asian="標楷體1" style:font-size-asian="14pt"/>
    </style:style>
    <style:style style:name="T21" style:family="text">
      <style:text-properties fo:color="#000000" style:font-name="標楷體1" fo:font-size="14pt" fo:language="en" fo:country="US" style:font-name-asian="標楷體1"/>
    </style:style>
    <style:style style:name="T22" style:family="text">
      <style:text-properties fo:color="#000000" style:font-name="標楷體1" fo:font-size="14pt" fo:language="en" fo:country="US" fo:font-style="normal" fo:font-weight="normal" style:font-name-asian="標楷體1" style:font-size-asian="14pt" style:font-style-asian="normal" style:font-weight-asian="normal" style:font-size-complex="14pt"/>
    </style:style>
    <style:style style:name="T23" style:family="text">
      <style:text-properties fo:color="#000000" style:font-name="標楷體1" fo:font-size="14pt" fo:font-style="normal" fo:font-weight="normal" style:font-name-asian="標楷體1" style:font-size-asian="14pt" style:font-style-asian="normal" style:font-weight-asian="normal" style:font-size-complex="14pt"/>
    </style:style>
    <style:style style:name="T24" style:family="text">
      <style:text-properties fo:font-size="14pt" fo:language="en" fo:country="US"/>
    </style:style>
    <style:style style:name="T25" style:family="text">
      <style:text-properties style:font-size-asian="14pt"/>
    </style:style>
    <style:style style:name="T26" style:family="text">
      <style:text-properties style:font-size-asian="13.5pt"/>
    </style:style>
    <style:style style:name="T27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基隆市安樂地政事務所</text:p>
      <text:p text:style-name="P1"><text:span text:style-name="T2">107年度4月份第</text:span><text:span text:style-name="T6">2</text:span><text:span text:style-name="T2">次主管</text:span>會議紀錄</text:p>
      <text:list xml:id="list372805770394241550" text:style-name="_31_4pt完整十層_3010_壹_3001_一_3001__28_一_29_1._28_1_29_A.a.甲_3001__28_甲_29__2460__3011_">
        <text:list-header>
          <text:p text:style-name="P4"/>
        </text:list-header>
        <text:list-item>
          <text:p text:style-name="P4">時　　間：<text:span text:style-name="T2">107</text:span>年<text:span text:style-name="T2">4</text:span>月<text:span text:style-name="T6">30</text:span>日(星期<text:span text:style-name="T5">一</text:span>) <text:span text:style-name="T2">下</text:span>午<text:span text:style-name="T4">2</text:span>時<text:span text:style-name="T2">整</text:span></text:p>
        </text:list-item>
        <text:list-item>
          <text:p text:style-name="P4">開會地點：<text:span text:style-name="T2">三樓民眾協談室</text:span></text:p>
        </text:list-item>
        <text:list-item>
          <text:p text:style-name="P4">主　　席：<text:span text:style-name="T2">代理主任 張欣怡</text:span> <text:s text:c="25"/><text:span text:style-name="T1">記錄：</text:span><text:span text:style-name="T3">陳苑蒨</text:span></text:p>
        </text:list-item>
        <text:list-item>
          <text:p text:style-name="P4">出席人員：<text:span text:style-name="T2">陳慧懿、戴清文、周力行、李美玲、游玉玲</text:span></text:p>
        </text:list-item>
        <text:list-item>
          <text:p text:style-name="P4">報告事項：</text:p>
          <text:list>
            <text:list-item>
              <text:p text:style-name="P7">第一課</text:p>
              <text:list>
                <text:list-item>
                  <text:p text:style-name="P4"><text:span text:style-name="T25">本課</text:span><text:span text:style-name="T24">107</text:span><text:span text:style-name="T25">年</text:span><text:span text:style-name="T24">4</text:span><text:span text:style-name="T25">月</text:span><text:span text:style-name="T24">1</text:span><text:span text:style-name="T25">日至</text:span><text:span text:style-name="T24">4</text:span><text:span text:style-name="T25">月</text:span><text:span text:style-name="T24">30</text:span><text:span text:style-name="T25">日止，實價登錄案件共</text:span><text:span text:style-name="T24">213</text:span><text:span text:style-name="T25">件，其中憑證申報</text:span><text:span text:style-name="T24">185</text:span><text:span text:style-name="T25">件，線上申報紙本送件計</text:span><text:span text:style-name="T24">10</text:span><text:span text:style-name="T25">件，本所代填申報計</text:span><text:span text:style-name="T24">18</text:span><text:span text:style-name="T25">件，撤銷</text:span><text:span text:style-name="T24">18</text:span><text:span text:style-name="T25">件，駁回</text:span><text:span text:style-name="T24">0</text:span><text:span text:style-name="T25">件，另電話通知申報計</text:span><text:span text:style-name="T24">25</text:span><text:span text:style-name="T25">件。</text:span> </text:p>
                </text:list-item>
                <text:list-item>
                  <text:p text:style-name="P3"><text:span text:style-name="預設段落字型"><text:span text:style-name="T14">謝永新君申請本市七堵區八堵段八堵北小段</text:span></text:span><text:span text:style-name="預設段落字型"><text:span text:style-name="T16">170-1</text:span></text:span><text:span text:style-name="預設段落字型"><text:span text:style-name="T14">地號毗鄰之未登記土地時效取得所有權登記案提起訴願，經基隆市政府</text:span></text:span><text:span text:style-name="預設段落字型"><text:span text:style-name="T16">107</text:span></text:span><text:span text:style-name="預設段落字型"><text:span text:style-name="T14">基府訴決字第</text:span></text:span><text:span text:style-name="預設段落字型"><text:span text:style-name="T16">007</text:span></text:span><text:span text:style-name="預設段落字型"><text:span text:style-name="T14">號訴願決定書訴願駁回。</text:span></text:span></text:p>
                </text:list-item>
              </text:list>
            </text:list-item>
            <text:list-item>
              <text:p text:style-name="P7">第二課</text:p>
              <text:list>
                <text:list-item>
                  <text:p text:style-name="P8">106<text:span text:style-name="T9">年度安樂自辦重測區</text:span><text:span text:style-name="T12">8</text:span><text:span text:style-name="T9">筆土地重疊更正、</text:span><text:span text:style-name="T12">4</text:span><text:span text:style-name="T9">筆土地註銷案，正簽辦中。</text:span></text:p>
                </text:list-item>
                <text:list-item>
                  <text:p text:style-name="P6"><text:span text:style-name="T11">106年度安樂自辦重測區</text:span><text:span text:style-name="T13">4</text:span><text:span text:style-name="T11">筆土地嚴重重疊損害賠償案，訂於</text:span><text:span text:style-name="T13">4</text:span><text:span text:style-name="T11">月</text:span><text:span text:style-name="T13">17</text:span><text:span text:style-name="T11">日邀集相關單位開會討論</text:span><text:span text:style-name="T9">，因部分關鍵單位未出席，另訂於</text:span><text:span text:style-name="T12">5</text:span><text:span text:style-name="T9">月</text:span><text:span text:style-name="T12">17</text:span><text:span text:style-name="T9">日開會研商 </text:span><text:span text:style-name="T11">。</text:span></text:p>
                </text:list-item>
                <text:list-item>
                  <text:p text:style-name="P14"><text:span text:style-name="T27">106</text:span>年度安樂自辦重測區界址爭議協調案計<text:span text:style-name="T27">7</text:span>件，有<text:span text:style-name="T27">1</text:span>件達成共識，正辦理後續重測公告事宜；另<text:span text:style-name="T27">1</text:span>件於<text:span text:style-name="T27">4</text:span>月<text:span text:style-name="T27">19</text:span>日正式會議協調，有機會達成共識，正積極處理中；其他<text:span text:style-name="T27">5</text:span>件陸續協調中。 </text:p>
                </text:list-item>
                <text:list-item>
                  <text:p text:style-name="P9"><text:span text:style-name="T12">107</text:span><text:span text:style-name="T9">年度中山區(仙洞段)重測(全部)委外作業，目前圖根測量已完成(成果審核中)，</text:span><text:span text:style-name="T12">4</text:span><text:span text:style-name="T9">月</text:span><text:span text:style-name="T12">16</text:span><text:span text:style-name="T9">日開始辦理地籍調查，第一期土地已調查完成(審表中)；預計</text:span><text:span text:style-name="T12">5</text:span><text:span text:style-name="T9">月</text:span><text:span text:style-name="T12">11</text:span><text:span text:style-name="T9">日完成全數私有地之第一次調查通知。 </text:span></text:p>
                </text:list-item>
                <text:list-item>
                  <text:p text:style-name="P9"><text:soft-page-break/><text:span text:style-name="T12">107</text:span><text:span text:style-name="T9">年度中山區(中山段)重測(部分)委外作業，於</text:span><text:span text:style-name="T12">4</text:span><text:span text:style-name="T9">月</text:span><text:span text:style-name="T12">18</text:span><text:span text:style-name="T9">日議價、</text:span><text:span text:style-name="T12">4</text:span><text:span text:style-name="T9">月</text:span><text:span text:style-name="T12">25</text:span><text:span text:style-name="T9">日簽約，預計</text:span><text:span text:style-name="T12">5</text:span><text:span text:style-name="T9">月中旬辦理政令宣導會。 </text:span></text:p>
                </text:list-item>
                <text:list-item>
                  <text:p text:style-name="P9"><text:span text:style-name="T9">有關「中華貿易開發股份有限公司未履約回饋訴訟案」，本所正依</text:span><text:span text:style-name="T12">4</text:span><text:span text:style-name="T9">月</text:span><text:span text:style-name="T12">17</text:span><text:span text:style-name="T9">日市長核准之備忘錄決議，簽報市長有關部分回饋土地上設定「最高限額底」之處理方式。 </text:span></text:p>
                </text:list-item>
                <text:list-item>
                  <text:p text:style-name="P9"><text:span text:style-name="T9">訂於</text:span><text:span text:style-name="T12">5</text:span><text:span text:style-name="T9">月</text:span><text:span text:style-name="T12">2</text:span><text:span text:style-name="T9">日下午召開課務會議討論工作事宜及工作分配，並同時辦理測量案件成果統一建置相關教育訓練。 </text:span></text:p>
                </text:list-item>
              </text:list>
            </text:list-item>
            <text:list-item>
              <text:p text:style-name="P7">第三課</text:p>
              <text:list>
                <text:list-item>
                  <text:p text:style-name="P10"><text:span text:style-name="預設段落字型"><text:span text:style-name="T8">本所「基隆市中山區中山段地籍圖重測委託辦理案」，業於4月18日完成議價及奉准決標，並於4月24日與得標廠商「鴻富測量工程股份有限公司」訂約</text:span></text:span><text:span text:style-name="預設段落字型"><text:span text:style-name="T7">。</text:span></text:span></text:p>
                </text:list-item>
                <text:list-item>
                  <text:p text:style-name="P10"><text:span text:style-name="預設段落字型"><text:span text:style-name="T7">本課暖暖區地價承辦人林課員御姿，將於6月1日調任羅東地政事務所，其職缺已簽准進用職務代理人並提報考試缺額，請人事協助辦理後續事宜。</text:span></text:span></text:p>
                </text:list-item>
                <text:list-item>
                  <text:p text:style-name="P10"><text:span text:style-name="預設段落字型"><text:span text:style-name="T7">桃園市蘆竹地政事務所、中壢地政事務所、楊梅地政事務所及市政府地政處於4月25日至本所交流地價業務。</text:span></text:span></text:p>
                </text:list-item>
              </text:list>
            </text:list-item>
            <text:list-item>
              <text:p text:style-name="P11">會計</text:p>
              <text:list>
                <text:list-item>
                  <text:p text:style-name="P12"><text:span text:style-name="預設段落字型"><text:span text:style-name="T7">本所107年度截至3月底止歲入及歲出執行率如下：</text:span></text:span></text:p>
                  <text:list>
                    <text:list-item>
                      <text:p text:style-name="P12"><text:span text:style-name="預設段落字型"><text:span text:style-name="T7">歲入部分：</text:span></text:span></text:p>
                      <text:list>
                        <text:list-item>
                          <text:p text:style-name="P12"><text:span text:style-name="預設段落字型"><text:span text:style-name="T7">罰金罰鍰及怠金：45.98%</text:span></text:span></text:p>
                        </text:list-item>
                        <text:list-item>
                          <text:p text:style-name="P12"><text:span text:style-name="預設段落字型"><text:span text:style-name="T7">行政規費收入：88.75%</text:span></text:span></text:p>
                        </text:list-item>
                        <text:list-item>
                          <text:p text:style-name="P12"><text:span text:style-name="預設段落字型"><text:span text:style-name="T7">使用規費收入：107.05%</text:span></text:span></text:p>
                        </text:list-item>
                      </text:list>
                    </text:list-item>
                    <text:list-item>
                      <text:p text:style-name="P12"><text:span text:style-name="預設段落字型"><text:span text:style-name="T7">歲出部分：</text:span></text:span></text:p>
                      <text:list>
                        <text:list-item>
                          <text:p text:style-name="P12"><text:span text:style-name="預設段落字型"><text:span text:style-name="T7">行政管理：74.97%</text:span></text:span></text:p>
                        </text:list-item>
                        <text:list-item>
                          <text:p text:style-name="P12"><text:span text:style-name="預設段落字型"><text:span text:style-name="T7">土地建物登記：65.14%</text:span></text:span></text:p>
                        </text:list-item>
                        <text:list-item>
                          <text:p text:style-name="P12"><text:span text:style-name="預設段落字型"><text:span text:style-name="T7">土地建物測量及複丈：29.67%</text:span></text:span></text:p>
                        </text:list-item>
                        <text:list-item>
                          <text:p text:style-name="P12"><text:span text:style-name="預設段落字型"><text:span text:style-name="T7">平均地權：66.37%</text:span></text:span></text:p>
                        </text:list-item>
                        <text:list-item>
                          <text:p text:style-name="P12"><text:span text:style-name="預設段落字型"><text:span text:style-name="T7">一般建築及設備：0%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oft-page-break/><text:span text:style-name="預設段落字型"><text:span text:style-name="T7">行政院主計總處有關「107年4月各機關統計調查一覽表」已公佈於行政院主計總處網站，請轉知同仁或請同仁至該網站查詢、運用，避免詐騙案件發生並提升對於政府統計調查之認知。</text:span></text:span></text:p>
                </text:list-item>
              </text:list>
            </text:list-item>
            <text:list-item>
              <text:p text:style-name="P11">人事</text:p>
              <text:list>
                <text:list-item>
                  <text:p text:style-name="P5"><text:span text:style-name="T2">依</text:span><text:span text:style-name="T18">配合行政院107年4月10日院授人給字第1070037347號函修正「各機關加班費支給要點」（自107年5月1日生效），有關各機關員工各項補休期限，請依該院函釋規定辦理。</text:span><text:span text:style-name="T20">查旨揭支給要點第</text:span><text:span text:style-name="T21">3</text:span><text:span text:style-name="T20">點規定略以，加班補休期限由原規定</text:span><text:span text:style-name="T21">6</text:span><text:span text:style-name="T20">個月延長至</text:span><text:span text:style-name="T21">1</text:span><text:span text:style-name="T20">年，為利差勤管理及增加運用補休之彈性，各機關員工各項補休期限，統一規定於</text:span><text:span text:style-name="T21">1</text:span><text:span text:style-name="T20">年內補休完畢，並以「時」為計算單位，自</text:span><text:span text:style-name="T21">107</text:span><text:span text:style-name="T20">年</text:span><text:span text:style-name="T21">5</text:span><text:span text:style-name="T20">月</text:span><text:span text:style-name="T21">1</text:span><text:span text:style-name="T20">日生效。又臨時人員、工友（含技工及駕駛）等適用勞動基準法之人員，其各項補休依勞動基準法及其相關法規釋例辦理，不適用旨揭支給要點規定。</text:span> </text:p>
                </text:list-item>
                <text:list-item>
                  <text:p text:style-name="P15"><text:span text:style-name="T23">「公務人員退休資遣撫卹法施行細則」，業經考試院於民國</text:span><text:span text:style-name="T22">107</text:span><text:span text:style-name="T23">年</text:span><text:span text:style-name="T22">3</text:span><text:span text:style-name="T23">月</text:span><text:span text:style-name="T22">21</text:span><text:span text:style-name="T23">日訂定發布，惠請逕至本所網站查閱。</text:span><text:span text:style-name="T19"> </text:span></text:p>
                </text:list-item>
                <text:list-item>
                  <text:p text:style-name="P16">「基隆市政府及所屬機關學校員工協助方案推動計畫」請轉知所屬善加利用。<text:span text:style-name="T26"> </text:span></text:p>
                </text:list-item>
                <text:list-item>
                  <text:p text:style-name="P16">為提供本所同仁終身學習機會，引導同仁主動學習並倡導閱讀風氣，並配合國家文官學院公務人員專書推廣活動，本所新購四冊圖書：「人類大命運」、「在世界地圖上找到自己」、「是設計，讓城市更快樂」、「寂靜的春天」，歡迎同仁踴躍借閱。</text:p>
                </text:list-item>
              </text:list>
            </text:list-item>
          </text:list>
        </text:list-item>
        <text:list-item>
          <text:p text:style-name="P4"><text:span text:style-name="T2">主席指示</text:span>：</text:p>
          <text:list>
            <text:list-item>
              <text:p text:style-name="P5"><text:span text:style-name="T17">107</text:span><text:span text:style-name="T15">年地方公職人員選舉將於年底進行，同仁應秉持行政中立，切勿因人情關係將機關內部公文或資料提供予他人，違者將依規議處。</text:span></text:p>
            </text:list-item>
            <text:list-item>
              <text:p text:style-name="P13"><text:span text:style-name="T9">有關招標議價案件簽報一層核定底價乙節，請各</text:span><text:span text:style-name="T10">課</text:span><text:span text:style-name="T9">務必檢附廠商投標之標單（報價單），且建議底價之金額，應是小於或等於廠商報價金額；另是屬於後續擴充有延續性採購案件，亦請檢附前一次之決標資料，俾利參考核定。 </text:span></text:p>
            </text:list-item>
          </text:list>
        </text:list-item>
        <text:list-item>
          <text:p text:style-name="P4">散　　會：<text:span text:style-name="T2">下</text:span>午<text:span text:style-name="T2">2</text:span><text:span text:style-name="T4">時40分</text:span>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新細明體" svg:font-family="新細明體, serif"/>
    <style:font-face style:name="標楷體2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2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2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0.882cm" fo:text-align="justify" style:justify-single-word="false" style:page-number="auto" style:shadow="none" style:text-autospace="none" style:punctuation-wrap="simple" style:line-break="normal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style:page-number="auto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style:page-number="auto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.06cm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text-indent="0cm" style:auto-text-indent="fals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text-indent="0cm" style:auto-text-indent="fals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text-indent="0cm" style:auto-text-indent="fals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text-indent="-1.139cm" style:auto-text-indent="fals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text-indent="1.139cm" style:auto-text-indent="fals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text-indent="0cm" style:auto-text-indent="fals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text-indent="-1.139cm" style:auto-text-indent="fals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text-indent="1.139cm" style:auto-text-indent="fals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.011cm" fo:text-indent="0cm" style:auto-text-indent="fals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.011cm" fo:text-indent="0cm" style:auto-text-indent="fals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style:page-number="auto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0.651cm" fo:padding="0cm" fo:border="none" text:number-lines="false" text:line-number="0"/>
    </style:style>
    <style:style style:name="Table" style:family="paragraph" style:parent-style-name="Caption" style:class="extra">
      <style:paragraph-properties fo:margin-top="0cm" fo:margin-bottom="0cm" loext:contextual-spacing="false" fo:line-height="0.651cm"/>
    </style:style>
    <style:style style:name="Table_20_index_20_1" style:display-name="Table index 1" style:family="paragraph" style:parent-style-name="Index" style:class="index">
      <style:paragraph-properties fo:margin-left="0cm" fo:margin-right="0cm" fo:line-height="0.65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9.999cm" fo:text-indent="0cm" style:auto-text-indent="false" style:page-number="auto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0.499cm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0.9cm"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0.651cm" style:page-number="auto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0.499cm" fo:text-indent="-0.598cm" style:auto-text-indent="false" style:page-number="auto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內文最後一行左右對齊" style:family="paragraph" style:parent-style-name="Text_20_body">
      <style:paragraph-properties fo:text-align="justify" fo:text-align-last="justify" style:justify-single-word="false"/>
    </style:style>
    <style:style style:name="表格最後一行左右對齊" style:family="paragraph" style:parent-style-name="Table_20_Contents">
      <style:paragraph-properties fo:text-align="justify" fo:text-align-last="justify" style:justify-single-word="false"/>
    </style:style>
    <style:style style:name="Contents_20_1" style:display-name="Contents 1" style:family="paragraph" style:parent-style-name="Index" style:class="index">
      <style:paragraph-properties fo:margin-left="0cm" fo:margin-right="0cm" fo:margin-top="0.318cm" fo:margin-bottom="0.318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 fo:font-weight="bold" style:font-size-asian="18pt" style:font-weight-asian="bold"/>
    </style:style>
    <style:style style:name="Contents_20_2" style:display-name="Contents 2" style:family="paragraph" style:parent-style-name="Index" style:class="index">
      <style:paragraph-properties fo:margin-left="0.49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6pt" style:font-size-asian="16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4pt標楷體" style:display-name="14pt標楷體" style:family="text">
      <style:text-properties style:font-name="標楷體" fo:font-family="標楷體" style:font-style-name="標準" style:font-family-generic="script" style:font-pitch="fixed" fo:font-size="14pt" style:font-name-asian="標楷體" style:font-family-asian="標楷體" style:font-style-name-asian="標準" style:font-family-generic-asian="script" style:font-pitch-asian="fixed" style:font-size-asian="14pt"/>
    </style:style>
    <style:style style:name="Index_20_Link" style:display-name="Index Link" style:family="text"/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31_4pt公文標準_3010_一_3001__28_一_29_1._28_1_29_甲_3001__28_甲_29__3011_" style:display-name="14pt公文標準【一、(一)1.(1)甲、(甲)】">
      <text:list-level-style-number text:level="1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469cm"/>
        </style:list-level-properties>
      </text:list-level-style-number>
      <text:list-level-style-number text:level="5" text:style-name="_31_4pt標楷體" style:num-suffix="、" style:num-format="甲, 乙, 丙, ...">
        <style:list-level-properties text:list-level-position-and-space-mode="label-alignment">
          <style:list-level-label-alignment text:label-followed-by="nothing" fo:text-indent="-0.988cm" fo:margin-left="2.963cm"/>
        </style:list-level-properties>
      </text:list-level-style-number>
      <text:list-level-style-number text:level="6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." style:num-format="1">
        <style:list-level-properties text:list-level-position-and-space-mode="label-alignment">
          <style:list-level-label-alignment text:label-followed-by="nothing" fo:text-indent="-0.564cm" fo:margin-left="5.715cm"/>
        </style:list-level-properties>
      </text:list-level-style-number>
      <text:list-level-style-number text:level="9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常用編號_3010_一_3001__28_一_29_1._28_1_29_A.a._2460__3011_" style:display-name="14pt常用編號【一、(一)1.(1)A.a.①】">
      <text:list-level-style-number text:level="1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469cm"/>
        </style:list-level-properties>
      </text:list-level-style-number>
      <text:list-level-style-number text:level="5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2.963cm"/>
        </style:list-level-properties>
      </text:list-level-style-number>
      <text:list-level-style-number text:level="6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完整十層_3010_壹_3001_一_3001__28_一_29_1._28_1_29_A.a.甲_3001__28_甲_29__2460__3011_" style:display-name="14pt完整十層【壹、一、(一)1.(1)A.a.甲、(甲)①】">
      <text:list-level-style-number text:level="1" text:style-name="_31_4pt標楷體" style:num-suffix="、" style:num-format="壹, 貳, 參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976cm"/>
        </style:list-level-properties>
      </text:list-level-style-number>
      <text:list-level-style-number text:level="4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2.469cm"/>
        </style:list-level-properties>
      </text:list-level-style-number>
      <text:list-level-style-number text:level="5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963cm"/>
        </style:list-level-properties>
      </text:list-level-style-number>
      <text:list-level-style-number text:level="6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457cm"/>
        </style:list-level-properties>
      </text:list-level-style-number>
      <text:list-level-style-number text:level="7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951cm"/>
        </style:list-level-properties>
      </text:list-level-style-number>
      <text:list-level-style-number text:level="8" text:style-name="_31_4pt標楷體" style:num-suffix="、" style:num-format="甲, 乙, 丙, ...">
        <style:list-level-properties text:list-level-position-and-space-mode="label-alignment">
          <style:list-level-label-alignment text:label-followed-by="nothing" fo:text-indent="-0.988cm" fo:margin-left="4.445cm"/>
        </style:list-level-properties>
      </text:list-level-style-number>
      <text:list-level-style-number text:level="9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4.939cm"/>
        </style:list-level-properties>
      </text:list-level-style-number>
      <text:list-level-style-number text:level="10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5.433cm"/>
        </style:list-level-properties>
      </text:list-level-style-number>
    </text:list-style>
    <text:list-style style:name="_31_2PT_20_--_20_一_3001__20__28_一_29__20__20_1_3001__20__28_1_29__20__20_A_3001__20__28_A_29_" style:display-name="12PT -- 一、 (一)  1、 (1)  A、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6PT_20_--_20_一_3001__20__20__28_一_29__20__20__20_1_3001__20__20__28_1_29__20__20__20_A_3001__20__20__28_A_29_" style:display-name="16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一_3001__20__20__28_一_29__20__20__20_1_3001__20__20__28_1_29__20__20__20_A_3001__20__20__28_A_29_" style:display-name="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2PT_20_--_20_1_3001__20__28_1_29__20__20_A_3001__20__28_A_29__20__20_a_3001__20__28_a_29_" style:display-name="12PT -- 1、 (1)  A、 (A)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1_3001__20__20__28_1_29__20__20__20_A_3001__20__20__28_A_29__20__20__20_a_3001__20__20__28_a_29_" style:display-name="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_28_1_29__20__20__2460__20__20_A._20__20__28_A_29__20__20__20__24b6__20__20_a._20_" style:display-name="14PT -- (1)  ①  A.  (A)   Ⓐ  a. 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2460__24b6__20__20_字型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31_2PT_20_--_20__28_一_29__20__20_1_3001__20__28_1_29__20__20_A_3001__20__28_A_29__20__20_a_3001_" style:display-name="12PT -- (一)  1、 (1)  A、 (A)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6PT_20_--_20__28_一_29__20__20__20_1_3001__20__20__28_1_29__20__20__20_A_3001__20__20__28_A_29__20__20__20_a_3001_" style:display-name="16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_31_6PT_20_--_20_壹_3001__20__20_一_3001__20__20__28_一_29__20__20__20_1_3001__20__20__28_1_29__20__20__20_A_3001_" style:display-name="16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_20_--_20_壹_3001__20__20_一_3001__20__20__28_一_29__20__20__20_1_3001__20__20__28_1_29__20__20__20_A_3001_" style:display-name="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31_4PT_20_--_20__28_一_29__20__20__20_1_3001__20__20__28_1_29__20__20__20_A_3001__20__20__28_A_29__20__20__20_a_3001_" style:display-name="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1_3001__20__20__28_1_29__20__20__20_A_3001__20__20__28_A_29__20__20__20_a_3001__20__28_a_29_" style:display-name="16PT -- 1、  (1)   A、  (A) 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_31_4PT_20_--_20_1._20__20__28_1_29__20__20__2460__20__20_A._20__20__28_A_29__20__20__24b6__20_" style:display-name="14PT -- 1.  (1)  ①  A.  (A)  Ⓐ 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2460__24b6__20__20_字型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460__20__20_A._20__20__28_A_29__20__20__20__24b6__20__20_a._20__20__20__28_a_29_" style:display-name="14PT -- ①  A.  (A)   Ⓐ  a.   (a)">
      <text:list-level-style-number text:level="1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2460__24b6__20__20_字型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1._20__20__28_1_29__20__20_A._20__20__28_A_29__20__20_a._20__20__28_a_29_" style:display-name="12PT -- 1.  (1)  A.  (A)  a.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壹_3001_一_3001__20__28_一_29__20__20_1_3001__20__28_1_29__20__20_A_3001_" style:display-name="12PT -- 壹、一、 (一)  1、 (1)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_31_2PT_20_--_20_壹_3001_一_3001__20__28_一_29__20__20__20_1._20__20__28_1_29__20__20__20_A." style:display-name="12PT -- 壹、一、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_28_一_29__20__20_1._20__20__20__28_1_29__20__20_A._20__20__20__28_A_29__20__20_a." style:display-name="12PT -- (一)  1.   (1)  A.   (A)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一_3001__20__28_一_29__20__20_1._20__20__20__28_1_29__20__20_A._20__20__20__28_A_29_" style:display-name="12PT -- 一、 (一)  1.   (1)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1._20__20__20__28_1_29__20__20__20_A._20__20__20__28_A_29__20__20__20_a._20__20__20__28_a_29_" style:display-name="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8_1_29__20__20_A._20__20__28_A_29__20__20_a._20__20__20__28_a_29__20__20__20__28_a-1_29_" style:display-name="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8_一_29__20__20__20_1._20__20__20__28_1_29__20__20__20_A._20__20__20__28_A_29__20__20__20_a." style:display-name="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一_3001__20__20__28_一_29__20__20__20_1._20__20__20__28_1_29__20__20__20_A._20__20__20__28_A_29_" style:display-name="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壹_3001__20__20_一_3001__20__20__28_一_29__20__20__20_1._20__20__28_1_29__20__20__20_A." style:display-name="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1._20__20__20__20__20__28_1_29__20__20__20_A._20__20__20__28_A_29__20__20__20_a._20__20__20__20__28_a_29_" style:display-name="16PT -- 1.     (1)   A.   (A)   a. 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_31_6PT_20_--_20__28_一_29__20__20__20_1._20__20__20__28_1_29__20__20__20_A._20__20__28_A_29__20__20__20_a." style:display-name="16PT -- (一)   1.   (1)   A.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一_3001__20__20__28_一_29__20__20__20_1._20__20__20__20__28_1_29__20__20__20_A._20__20__20__20__28_A_29_" style:display-name="16PT -- 一、  (一)   1.    (1)   A. 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壹_3001__20__20_一_3001__20__20__28_一_29__20__20__20_1._20__20__20__20__28_1_29__20__20__20_A." style:display-name="16PT -- 壹、  一、  (一)   1.  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1_3001__20__20__28_1_29__20__20__20_A_3001__20__20__28_A_29__20__20__20_a_3001__20__28_a_29_" style:display-name="18PT -- 1、  (1)   A、  (A) 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_31_8PT_20_--_20_1._20__20__20__20__20__28_1_29__20__20__20_A._20__20__20__28_A_29__20__20__20_a._20__20__20__20__28_a_29_" style:display-name="18PT -- 1.     (1)   A.   (A)   a. 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_28_一_29__20__20__20_1_3001__20__20__28_1_29__20__20__20_A_3001__20__20__28_A_29__20__20__20_a_3001_" style:display-name="18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_28_一_29__20__20__20_1._20__20__20__28_1_29__20__20__20_A._20__20__28_A_29__20__20__20_a." style:display-name="18PT -- (一)   1.   (1)   A.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一_3001__20__20__28_一_29__20__20__20_1_3001__20__20__28_1_29__20__20__20_A_3001__20__20__28_A_29_" style:display-name="18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一_3001__20__20__28_一_29__20__20__20_1._20__20__20__20__28_1_29__20__20__20_A._20__20__20__20__28_A_29_" style:display-name="18PT -- 一、  (一)   1.    (1)   A. 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壹_3001__20__20_一_3001__20__20__28_一_29__20__20__20_1_3001__20__20__28_1_29__20__20__20_A_3001_" style:display-name="18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壹_3001__20__20_一_3001__20__20__28_一_29__20__20__20_1._20__20__20__20__28_1_29__20__20__20_A." style:display-name="18PT -- 壹、  一、  (一)   1.  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3</text:page-count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Left_20_Page" style:display-name="Left Page" style:page-layout-name="Mpm5" style:next-style-name="Right_20_Page">
      <style:footer>
        <text:p text:style-name="Footer"/>
      </style:footer>
    </style:master-page>
    <style:master-page style:name="Envelope" style:page-layout-name="Mpm6"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19:01.731000000</meta:creation-date>
    <meta:editing-duration>PT2H8M4S</meta:editing-duration>
    <meta:editing-cycles>17</meta:editing-cycles>
    <meta:generator>NDC_ODF_Application_Tools/1.0.2$Windows_X86_64 LibreOffice_project/e7b18eac6983b57cd36244d0d7751dceefe72182</meta:generator>
    <dc:title>會議記錄</dc:title>
    <dc:date>2018-05-07T10:49:45.194000000</dc:date>
    <meta:print-date>2018-04-23T13:56:05.063000000</meta:print-date>
    <meta:document-statistic meta:table-count="0" meta:image-count="0" meta:object-count="0" meta:page-count="3" meta:paragraph-count="45" meta:word-count="1746" meta:character-count="1919" meta:non-whitespace-character-count="1874"/>
    <meta:template xlink:type="simple" xlink:actuate="onRequest" xlink:title="會議記錄" xlink:href="file:///C:/Program%20Files/NDC%20ODF%20Application%20Tools%206/share/template/common/NDCGOVODFTool/Writer_Meeting_Minutes.ott" meta:date="2018-04-23T11:19:01.517000000"/>
  </office:meta>
</office:document-meta>
</file>